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cc8" officeooo:paragraph-rsid="001a2c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entory docume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7T23:21:11.341323649</meta:creation-date>
    <dc:date>2022-07-17T23:21:42.071194930</dc:date>
    <meta:editing-duration>PT3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8" meta:non-whitespace-character-count="17"/>
  </office:meta>
</office:document-meta>
</file>